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5881543571411158272" style:family="table" style:parent-style-name="podTable">
      <style:table-properties style:width="17.59cm" style:rel-width="100.0%" table:table-align="left" table:align="left"/>
    </style:style>
    <style:style style:name="CS1" style:family="table-cell">
      <style:table-cell-properties fo:border="0.018cm solid #000000" style:vertical-align="middle" fo:padding="0.0cm"/>
    </style:style>
    <style:style style:name="Tablef5881543571411158272.1" style:family="table-column">
      <style:table-column-properties style:rel-column-width="65534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allo?</text:p>
      <table:table table:name="Tablef5881543571411158272" table:style-name="Tablef5881543571411158272">
        <table:table-column table:style-name="Tablef5881543571411158272.1"/>
        <table:table-row>
          <table:table-cell table:style-name="CS1">
            <text:p text:style-name="podCellContent"/>
            <text:p>Text </text:p>
            <text:p text:style-name="podCellContent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  <dc:title>xhtmlComplex6</dc:title>
  </office:meta>
</office:document-meta>
</file>